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064" officeooo:paragraph-rsid="00168043"/>
    </style:style>
    <style:style style:name="P2" style:family="paragraph" style:parent-style-name="Standard">
      <style:paragraph-properties fo:text-align="center" style:justify-single-word="false"/>
      <style:text-properties officeooo:rsid="00189064" officeooo:paragraph-rsid="00168043" fo:background-color="#ffff00"/>
    </style:style>
    <style:style style:name="T1" style:family="text">
      <style:text-properties officeooo:rsid="001c038f"/>
    </style:style>
    <style:style style:name="T2" style:family="text">
      <style:text-properties officeooo:rsid="00168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es pages:</text:p>
      <text:p text:style-name="P2"/>
      <text:p text:style-name="P1"><text:tab/>-login : <text:span text:style-name="T1"><text:s/></text:span><text:span text:style-name="T2">name</text:span><text:span text:style-name="T1"> mail </text:span><text:span text:style-name="T2">grade numtel</text:span></text:p>
      <text:p text:style-name="P1"><text:tab/>-profil<text:span text:style-name="T2">e </text:span>: <text:span text:style-name="T2">feha les informations ali dakhalhom el user </text:span></text:p>
      <text:p text:style-name="P1"><text:tab/>-selection :user besh yekhtar dars,difficulté </text:p>
      <text:p text:style-name="P1"><text:tab/>-<text:span text:style-name="T1">resultat :exercice ,correction,buttons(as3eb ,ashel ,afficher la correction,case a cocher lel question ali mamshewesh ,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20:07:10.758000000</meta:creation-date>
    <dc:date>2023-12-30T10:36:32.630000000</dc:date>
    <meta:editing-duration>P7DT14H29M22S</meta:editing-duration>
    <meta:editing-cycles>1</meta:editing-cycles>
    <meta:document-statistic meta:table-count="0" meta:image-count="0" meta:object-count="0" meta:page-count="1" meta:paragraph-count="5" meta:word-count="36" meta:character-count="268" meta:non-whitespace-character-count="230"/>
    <meta:generator>LibreOffice/7.4.5.1$Windows_X86_64 LibreOffice_project/9c0871452b3918c1019dde9bfac75448afc4b57f</meta:generator>
  </office:meta>
</office:document-meta>
</file>